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 svg:font-family="FreeSans" style:font-family-generic="roman"/>
    <style:font-face style:name="Liberation Sans1" svg:font-family="'Liberation Sans'" style:font-family-generic="roman"/>
    <style:font-face style:name="Times newroman" svg:font-family="'Times newroman'"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Default">
      <style:paragraph-properties fo:margin-top="0.42cm" fo:margin-bottom="0.349cm" style:contextual-spacing="false"/>
      <style:text-properties style:font-name="Times newroman" fo:font-size="14pt" officeooo:paragraph-rsid="000ab6f4" style:font-size-asian="14pt" style:font-size-complex="14pt"/>
    </style:style>
    <style:style style:name="P2" style:family="paragraph" style:parent-style-name="Standard">
      <style:text-properties style:font-name="Times newroman" fo:font-size="12pt" style:font-size-asian="12pt" style:font-size-complex="12pt"/>
    </style:style>
    <style:style style:name="P3" style:family="paragraph" style:parent-style-name="Standard">
      <style:text-properties style:font-name="Times newroman" fo:font-size="12pt" officeooo:paragraph-rsid="000c9fa0" style:font-size-asian="12pt" style:font-size-complex="12pt"/>
    </style:style>
    <style:style style:name="P4" style:family="paragraph" style:parent-style-name="Standard">
      <style:text-properties style:font-name="Times newroman" fo:font-size="12pt" officeooo:rsid="000d4cf8" officeooo:paragraph-rsid="000d4cf8" style:font-size-asian="12pt" style:font-size-complex="12pt"/>
    </style:style>
    <style:style style:name="P5" style:family="paragraph" style:parent-style-name="Standard">
      <style:text-properties style:font-name="Times newroman" fo:font-size="12pt" fo:font-weight="bold" style:font-size-asian="12pt" style:font-weight-asian="bold" style:font-size-complex="12pt" style:font-weight-complex="bold"/>
    </style:style>
    <style:style style:name="T1" style:family="text">
      <style:text-properties fo:color="#000000"/>
    </style:style>
    <style:style style:name="T2" style:family="text">
      <style:text-properties fo:color="#000000" style:font-name="Liberation Sans1"/>
    </style:style>
    <style:style style:name="T3" style:family="text">
      <style:text-properties fo:color="#000000" style:font-name="Liberation Sans1" fo:font-size="10pt" style:font-size-asian="10pt"/>
    </style:style>
    <style:style style:name="T4" style:family="text">
      <style:text-properties fo:color="#000000" fo:font-size="10pt" style:font-size-asian="10pt"/>
    </style:style>
    <style:style style:name="T5" style:family="text">
      <style:text-properties fo:color="#000000" fo:font-style="italic" style:font-style-asian="italic" style:font-style-complex="italic"/>
    </style:style>
    <style:style style:name="T6" style:family="text">
      <style:text-properties officeooo:rsid="000ab6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If a cache hit occurs, there are two possible policies:</text:span></text:p>
      <text:p text:style-name="P1"><text:span text:style-name="T1">Write-back policy:-</text:span></text:p>
      <text:p text:style-name="P1"><text:span text:style-name="T1"><text:tab/> With thewrite-back policy, writes are performed only on the cache and not to the main memory which means that cache lines and the main memory can contain different data. To mark the cache lines with the newer data, an associated </text:span><text:span text:style-name="T5">dirty bitis</text:span><text:span text:style-name="T1"> used that is set when a write happens that updates the cache but not the main memory. If the replacement policy evicts a cache line where the dirty bit is set,it is written out to the main memory.</text:span></text:p>
      <text:p text:style-name="P1"><text:span text:style-name="T1">Write-through policy:-</text:span></text:p>
      <text:p text:style-name="P1"><text:span text:style-name="T1"><text:tab/>With the write-through policy, writes are performed to both the cache and the main memory which means that they are kept coherent. Since there are more writes to the main memory, this policy is slower than the write-back policy.</text:span></text:p>
      <text:p text:style-name="P1"><text:span text:style-name="T1"/></text:p>
      <text:p text:style-name="P5">Translation Lookaside Buffer</text:p>
      <text:p text:style-name="P5"/>
      <text:p text:style-name="P2">TLB is consulted by the MMU when the CPU accesses a virtual address</text:p>
      <text:p text:style-name="P2"/>
      <text:p text:style-name="P2">If the virtual address is in the TLB, the MMU can look up the physical resource (RAM or hardware).</text:p>
      <text:p text:style-name="P3"/>
      <text:p text:style-name="P3">If the virtual address is not in the TLB,the MMU will generate a <text:s/>page fault exception and interrupt the CPU.</text:p>
      <text:p text:style-name="P2">–</text:p>
      <text:p text:style-name="P2">If the address is in the TLB, but the permissions are insufficient, the MMU will generate a page faul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 svg:font-family="FreeSans" style:font-family-generic="roman"/>
    <style:font-face style:name="Liberation Sans1" svg:font-family="'Liberation Sans'" style:font-family-generic="roman"/>
    <style:font-face style:name="Times newroman" svg:font-family="'Times newroman'"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1" style:display-name="Title Only~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09:31:31.446732717</meta:creation-date>
    <dc:date>2017-11-21T09:02:40.285185248</dc:date>
    <meta:editing-duration>P3DT22H42M52S</meta:editing-duration>
    <meta:editing-cycles>2</meta:editing-cycles>
    <meta:generator>LibreOffice/4.2.8.2$Linux_X86_64 LibreOffice_project/420m0$Build-2</meta:generator>
    <meta:document-statistic meta:table-count="0" meta:image-count="0" meta:object-count="0" meta:page-count="1" meta:paragraph-count="11" meta:word-count="207" meta:character-count="1169" meta:non-whitespace-character-count="968"/>
  </office:meta>
</office:document-meta>
</file>